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B2E537D191622A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73cm, 2.445cm, 11.033cm, 2.09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73cm" svg:height="21.6cm" svg:x="0.792cm" svg:y="2.291cm">
          <draw:image xlink:href="Pictures/10000000000005E8000007E06B2E537D191622A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9:19.317118958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